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9in" style:rel-column-width="3109*"/>
    </style:style>
    <style:style style:name="TABLA_5f_DOCUMENTOS_5f_SECUNDARIOS.B" style:display-name="TABLA_DOCUMENTOS_SECUNDARIOS.B" style:family="table-column">
      <style:table-column-properties style:column-width="2.7785in" style:rel-column-width="4001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4.625in" fo:margin-left="0in" fo:margin-right="5.4931in" table:align="margins"/>
    </style:style>
    <style:style style:name="TABLA_5f_BIENES.A" style:display-name="TABLA_BIENES.A" style:family="table-column">
      <style:table-column-properties style:column-width="1.1222in" style:rel-column-width="1616*"/>
    </style:style>
    <style:style style:name="TABLA_5f_BIENES.B" style:display-name="TABLA_BIENES.B" style:family="table-column">
      <style:table-column-properties style:column-width="1.1243in" style:rel-column-width="1619*"/>
    </style:style>
    <style:style style:name="TABLA_5f_BIENES.C" style:display-name="TABLA_BIENES.C" style:family="table-column">
      <style:table-column-properties style:column-width="1.1236in" style:rel-column-width="1618*"/>
    </style:style>
    <style:style style:name="TABLA_5f_BIENES.D" style:display-name="TABLA_BIENES.D" style:family="table-column">
      <style:table-column-properties style:column-width="1.2549in" style:rel-column-width="1807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D1" style:display-name="TABLA_BIENES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6aaa7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82195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26a290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99432" style:font-name-asian="Arial" style:font-size-asian="11pt" style:font-name-complex="Arial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8219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6aaa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99432" style:font-name-asian="Arial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26a290" style:font-name-asian="Arial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82195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82195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82195" style:font-name-asian="Arial" style:font-size-asian="11pt" style:font-name-complex="Arial" style:font-size-complex="11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99432" style:font-name-asian="Arial" style:font-size-asian="10pt" style:font-weight-asian="bold" style:font-name-complex="Arial" style:font-size-complex="10pt" style:font-weight-complex="bold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99432" style:font-name-asian="Arial" style:font-size-asian="10pt" style:font-name-complex="Arial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46aaa7" style:font-name-asian="Arial" style:font-name-complex="Arial"/>
    </style:style>
    <style:style style:name="T8" style:family="text">
      <style:text-properties style:font-name="Arial" officeooo:rsid="00482195" style:font-name-asian="Arial" style:font-name-complex="Arial"/>
    </style:style>
    <style:style style:name="T9" style:family="text">
      <style:text-properties style:font-name="Arial" officeooo:rsid="00499432"/>
    </style:style>
    <style:style style:name="T10" style:family="text">
      <style:text-properties officeooo:rsid="003dc22d"/>
    </style:style>
    <style:style style:name="T11" style:family="text">
      <style:text-properties officeooo:rsid="00482195"/>
    </style:style>
    <style:style style:name="T12" style:family="text">
      <style:text-properties officeooo:rsid="004aed8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7285*" fo:start-indent="0in" fo:end-indent="0in"/>
          <style:column style:rel-width="728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5">Teatro Nacional Cervantes</text:p>
      <text:p text:style-name="P6">
        <text:span text:style-name="T12">Detalle de Recepción</text:span>
      </text:p>
      <text:p text:style-name="P2"/>
      <text:p text:style-name="P11">
        <text:span text:style-name="T2">Fecha </text:span>
        <text:span text:style-name="T3">actual</text:span>
        <text:span text:style-name="T6">: 02/06/2015 20:23</text:span>
      </text:p>
      <text:p text:style-name="P11"/>
      <text:p text:style-name="P11"/>
      <text:section text:style-name="Sect1" text:name="Section1">
        <text:p text:style-name="P12">
          <text:span text:style-name="T5">Numero de recepción</text:span>
          <text:span text:style-name="T6">: [</text:span>
          <text:span text:style-name="T7">NUMERO_DE_RECEPCION</text:span>
          <text:span text:style-name="T6">]</text:span>
        </text:p>
        <text:p text:style-name="P12"/>
        <text:p text:style-name="P12">
          <text:span text:style-name="T5">fecha</text:span>
          <text:span text:style-name="T6">: [</text:span>
          <text:span text:style-name="T7">FECHA_DE_RECEPCION</text:span>
          <text:span text:style-name="T6">]</text:span>
        </text:p>
        <text:p text:style-name="P12"/>
        <text:p text:style-name="P12">
          <text:span text:style-name="T5">Estado</text:span>
          <text:span text:style-name="T6">: [</text:span>
          <text:span text:style-name="T7">ESTADO</text:span>
          <text:span text:style-name="T6">]</text:span>
        </text:p>
        <text:p text:style-name="P12"/>
        <text:p text:style-name="P12">
          <text:span text:style-name="T5">Descripcion provisoria</text:span>
          <text:span text:style-name="T6">: [</text:span>
          <text:span text:style-name="T7">DESCRIPCION_PROVISORIA</text:span>
          <text:span text:style-name="T6">]</text:span>
        </text:p>
      </text:section>
      <text:p text:style-name="P17"/>
      <text:p text:style-name="P20">Documento Principal</text:p>
      <text:p text:style-name="P12"/>
      <text:p text:style-name="P12">
        <text:span text:style-name="T4">Tipo de documento:</text:span>
        <text:span text:style-name="T6"> [</text:span>
        <text:span text:style-name="T8">TIPO</text:span>
        <text:span text:style-name="T6">]</text:span>
      </text:p>
      <text:p text:style-name="P12"/>
      <text:p text:style-name="P13">
        <text:span text:style-name="T4">Numero:</text:span>
        <text:span text:style-name="T6"> [</text:span>
        <text:span text:style-name="T8">DOCUMENTO_PRINCIPAL</text:span>
        <text:span text:style-name="T6">]</text:span>
      </text:p>
      <text:p text:style-name="P13"/>
      <text:p text:style-name="P16"/>
      <text:p text:style-name="P20">
        <text:span text:style-name="T6">Documentos Secundarios</text:span>
      </text:p>
      <text:p text:style-name="P3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21">Tipo</text:p>
          </table:table-cell>
          <table:table-cell table:style-name="TABLA_5f_DOCUMENTOS_5f_SECUNDARIOS.B1" office:value-type="string">
            <text:p text:style-name="P21">Numero</text:p>
          </table:table-cell>
        </table:table-row>
      </table:table>
      <text:p text:style-name="P1"/>
      <text:p text:style-name="P19"/>
      <text:p text:style-name="P18">
        <text:span text:style-name="T9">Bienes de consumo</text:span>
      </text:p>
      <text:p text:style-name="P18">
        <text:span text:style-name="T9"/>
      </text:p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D"/>
        <table:table-row table:style-name="TABLA_5f_BIENES.1">
          <table:table-cell table:style-name="TABLA_5f_BIENES.A1" office:value-type="string">
            <text:p text:style-name="P23">Codigo</text:p>
          </table:table-cell>
          <table:table-cell table:style-name="TABLA_5f_BIENES.A1" office:value-type="string">
            <text:p text:style-name="P23">Nombre</text:p>
          </table:table-cell>
          <table:table-cell table:style-name="TABLA_5f_BIENES.A1" office:value-type="string">
            <text:p text:style-name="P23">Cantidad</text:p>
          </table:table-cell>
          <table:table-cell table:style-name="TABLA_5f_BIENES.D1" office:value-type="string">
            <text:p text:style-name="P23">Costo</text:p>
          </table:table-cell>
        </table:table-row>
        <table:table-row table:style-name="TABLA_5f_BIENES.1">
          <table:table-cell table:style-name="TABLA_5f_BIENES.A2" office:value-type="string">
            <text:p text:style-name="P24">3333</text:p>
          </table:table-cell>
          <table:table-cell table:style-name="TABLA_5f_BIENES.B2" office:value-type="string">
            <text:p text:style-name="P24">resma hojas A4 x 5</text:p>
          </table:table-cell>
          <table:table-cell table:style-name="TABLA_5f_BIENES.C2" office:value-type="string">
            <text:p text:style-name="P24">200</text:p>
          </table:table-cell>
          <table:table-cell table:style-name="TABLA_5f_BIENES.D2" office:value-type="string">
            <text:p text:style-name="P24">23.0</text:p>
          </table:table-cell>
        </table:table-row>
        <table:table-row table:style-name="TABLA_5f_BIENES.1">
          <table:table-cell table:style-name="TABLA_5f_BIENES.A2" office:value-type="string">
            <text:p text:style-name="P24">4444</text:p>
          </table:table-cell>
          <table:table-cell table:style-name="TABLA_5f_BIENES.B2" office:value-type="string">
            <text:p text:style-name="P24">indebleble negro</text:p>
          </table:table-cell>
          <table:table-cell table:style-name="TABLA_5f_BIENES.C2" office:value-type="string">
            <text:p text:style-name="P24">100</text:p>
          </table:table-cell>
          <table:table-cell table:style-name="TABLA_5f_BIENES.D2" office:value-type="string">
            <text:p text:style-name="P24">4.0</text:p>
          </table:table-cell>
        </table:table-row>
      </table:table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06:05.654956058</dc:date>
    <meta:generator>LibreOffice/4.2.8.2$Linux_x86 LibreOffice_project/420m0$Build-2</meta:generator>
    <meta:editing-duration>PT20H52M10S</meta:editing-duration>
    <meta:editing-cycles>45</meta:editing-cycles>
    <meta:document-statistic meta:table-count="2" meta:image-count="1" meta:object-count="0" meta:page-count="1" meta:paragraph-count="24" meta:word-count="45" meta:character-count="407" meta:non-whitespace-character-count="386"/>
  </office:meta>
</office:document-meta>
</file>